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AndTypeCPInfo.NameAndType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AndTypeCPInfo.resolve( ConstantPool constant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AndTypeCP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AndTypeCPInfo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AndTypeCP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AndType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